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102cm" fo:min-width="3.617cm"/>
      <style:paragraph-properties style:writing-mode="lr-tb"/>
    </style:style>
    <style:style style:name="gr2" style:family="graphic" style:parent-style-name="standard">
      <style:graphic-properties svg:stroke-color="#ff3838" draw:fill-color="#dee6ef" draw:textarea-horizontal-align="justify" draw:textarea-vertical-align="middle" draw:auto-grow-height="false" fo:min-height="0.385cm" fo:min-width="11.56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042cm" fo:min-width="4.33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5" style:family="graphic" style:parent-style-name="standard">
      <style:graphic-properties draw:marker-start="Arrowheads_20_2" draw:marker-start-width="0.3cm" draw:marker-end="Arrowheads_20_3" draw:marker-end-width="0.3cm" draw:textarea-vertical-align="middle"/>
    </style:style>
    <style:style style:name="gr6" style:family="graphic" style:parent-style-name="standard">
      <style:graphic-properties draw:marker-start="Arrowheads_20_4" draw:marker-start-width="0.3cm" draw:textarea-vertical-align="middle"/>
    </style:style>
    <style:style style:name="gr7" style:family="graphic" style:parent-style-name="standard">
      <style:graphic-properties draw:marker-start="Arrowheads_20_5" draw:marker-start-width="0.3cm" draw:marker-end="Arrowheads_20_6" draw:marker-end-width="0.3cm" draw:textarea-vertical-align="middle"/>
    </style:style>
    <style:style style:name="gr8" style:family="graphic" style:parent-style-name="standard">
      <style:graphic-properties draw:marker-start="Arrowheads_20_7" draw:marker-start-width="0.3cm" draw:marker-end="Arrowheads_20_8" draw:marker-end-width="0.3cm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445cm" svg:height="2.54cm" svg:x="1.27cm" svg:y="1.905cm">
          <text:p text:style-name="P1">CL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12.065cm" svg:height="0.635cm" svg:x="0cm" svg:y="0cm">
          <text:p text:style-name="P1">Connections might be?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2.54cm" svg:x="11.43cm" svg:y="1.905cm">
          <text:p text:style-name="P1">Visu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2.54cm" svg:x="11.43cm" svg:y="6.35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2.54cm" svg:x="0.635cm" svg:y="6.35cm">
          <text:p text:style-name="P1">Comma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45cm" svg:height="1.905cm" svg:x="1.27cm" svg:y="10.16cm">
          <text:p text:style-name="P1">GUI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175cm" svg:y1="4.445cm" svg:x2="3.175cm" svg:y2="6.35cm">
          <text:p/>
        </draw:line>
        <draw:line draw:style-name="gr6" draw:text-style-name="P1" draw:layer="layout" svg:x1="3.175cm" svg:y1="10.16cm" svg:x2="3.175cm" svg:y2="8.89cm">
          <text:p/>
        </draw:line>
        <draw:line draw:style-name="gr7" draw:text-style-name="P1" draw:layer="layout" svg:x1="5.715cm" svg:y1="7.62cm" svg:x2="11.43cm" svg:y2="3.175cm">
          <text:p/>
        </draw:line>
        <draw:line draw:style-name="gr8" draw:text-style-name="P1" draw:layer="layout" svg:x1="13.335cm" svg:y1="4.445cm" svg:x2="13.335cm" svg:y2="6.35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4T13:41:01.636787623</meta:creation-date>
    <dc:date>2024-09-14T13:47:36.410316406</dc:date>
    <meta:editing-duration>PT6M35S</meta:editing-duration>
    <meta:editing-cycles>1</meta:editing-cycles>
    <meta:document-statistic meta:object-count="33"/>
    <meta:generator>LibreOffice/7.3.7.2$Linux_X86_64 LibreOffice_project/30$Build-2</meta:generator>
  </office:meta>
</office:document-meta>
</file>